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Standard">
      <style:paragraph-properties fo:margin-top="0.079cm" fo:margin-bottom="0.212cm"/>
      <style:text-properties fo:font-style="italic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mplateCasoUso</text:span>   </text:p>
      <text:section text:style-name="Sect1" text:name="wikiheader">
        <text:p text:style-name="P12">Template para descrição dos casos de uso do sistema.</text:p>
      </text:section>
      <text:h text:style-name="Heading_20_1" text:outline-level="1" text:is-list-header="true">Introdução</text:h>
      <text:p text:style-name="Text_20_body"><text:span text:style-name="Strong_20_Emphasis">Para evitarmos ter casos de uso descritos de formas diferentes, abaixo é mostrado um template que deve ser seguido para a descrição de Casos de Uso.</text:span> </text:p>
      <text:p text:style-name="Text_20_body"><text:span text:style-name="Strong_20_Emphasis">Qualquer sugestão de mudança do template deve ser discutido no forum para apreciação.</text:span> </text:p>
      <text:p text:style-name="Text_20_body"><text:span text:style-name="Strong_20_Emphasis">Cada use case deve ser colocado em uma página separada do wiki e deve ser numerado de acordo</text:span> </text:p>
      <text:h text:style-name="Heading_20_1" text:outline-level="1" text:is-list-header="true">Numero - Nome do Use case</text:h>
      <text:p text:style-name="Text_20_body">Aqui uma descrição do use case. Ex: </text:p>
      <text:p text:style-name="Text_20_body">UC001 - Cadastrar Contato </text:p>
      <text:h text:style-name="Heading_20_2" text:outline-level="2" text:is-list-header="true">Atores</text:h>
      <text:p text:style-name="Text_20_body">Aqui indicaremos separado por vírgula todos os atores envolvidos na execução do use case </text:p>
      <text:h text:style-name="Heading_20_2" text:outline-level="2" text:is-list-header="true">Pré-Condição</text:h>
      <text:p text:style-name="Text_20_body">Aqui indicaremos, <text:span text:style-name="Strong_20_Emphasis">quando necessário</text:span>, as condições necessárias para iniciar a execução do caso de uso. </text:p>
      <text:h text:style-name="Heading_20_2" text:outline-level="2" text:is-list-header="true">Fluxo Principal</text:h>
      <text:p text:style-name="Text_20_body">Aqui descrevemos os passos para a execução do caso de uso. É interessante mostrarmos uma alternancia entre os atores e o sistema. ex: </text:p>
      <text:list text:style-name="L1">
        <text:list-item>
          <text:p text:style-name="P3">O sistema solicita.... </text:p>
        </text:list-item>
        <text:list-item>
          <text:p text:style-name="P3">O usuário indica.... </text:p>
        </text:list-item>
        <text:list-item>
          <text:p text:style-name="P3">O sistema mostra.... </text:p>
        </text:list-item>
        <text:list-item>
          <text:p text:style-name="P3">O usuário exibe a lista.... </text:p>
        </text:list-item>
        <text:list-item>
          <text:p text:style-name="P3">O usuário indica.... </text:p>
        </text:list-item>
        <text:list-item>
          <text:p text:style-name="P3">O sistema mostra.... </text:p>
        </text:list-item>
        <text:list-item>
          <text:p text:style-name="P3">O usuário indica.... </text:p>
        </text:list-item>
        <text:list-item>
          <text:p text:style-name="P1">.... </text:p>
        </text:list-item>
      </text:list>
      <text:h text:style-name="Heading_20_2" text:outline-level="2" text:is-list-header="true">Fluxos Alterativos</text:h>
      <text:p text:style-name="Text_20_body">Aqui descrevemos os passos alternativos ou de exceção que podem acontecer durante a descrição do fluxo principal. E deve ser levado em consideração a numeração do fluxo principal. ex: </text:p>
      <text:list text:style-name="L2">
        <text:list-item>
          <text:p text:style-name="P10">2a - Caso o usuário entre o numero do CPF errado ou não informe, o sistema deve avisar; </text:p>
        </text:list-item>
        <text:list-item>
          <text:p text:style-name="P10">2b - O sistema deve veriricar junto ao SERASA se existe alguma pendência financeira em realação ao número do CPF informado. Caso exista, será apresentado ao usuário todas estas pendências. </text:p>
        </text:list-item>
        <text:list-item>
          <text:p text:style-name="P2">7a - Caso o usuário escolha que o pagamento é em cheque o sistema deverá... </text:p>
        </text:list-item>
      </text:list>
      <text:h text:style-name="Heading_20_2" text:outline-level="2" text:is-list-header="true"><text:soft-page-break/>Pós-Condição</text:h>
      <text:p text:style-name="Text_20_body">Aqui indicaremos, <text:span text:style-name="Strong_20_Emphasis">quando necessário</text:span>, as condições necessárias para que o caso de uso termine. </text:p>
      <text:h text:style-name="Heading_20_2" text:outline-level="2" text:is-list-header="true">Exemplo prático</text:h>
      <text:p text:style-name="Text_20_body">Aqui indicaremos, <text:span text:style-name="Strong_20_Emphasis">quando necessário</text:span>, algum exemplo que demonstre a situação para facilitar o entendimento do leitor. </text:p>
      <text:p text:style-name="Text_20_body">Usuário efetua lançamento de um débito (contas a pagar) na conta “Supermercado” no valor de R$ 500,00 em duas parcelas, a primeira vence em 10/07/2007 no valor de R$ 250,00 e a segunda em 10/08/2007 no valor de R$ 250,00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3-30T10:25:05</meta:creation-date>
    <dc:date>2009-03-30T10:25:24</dc:date>
    <meta:editing-cycles>1</meta:editing-cycles>
    <meta:editing-duration>PT22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33" meta:word-count="332" meta:character-count="2029"/>
  </office:meta>
</office:document-meta>
</file>